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22pt" style:text-underline-style="none" fo:font-weight="bold" officeooo:rsid="001088ac" officeooo:paragraph-rsid="001088ac" style:font-size-asian="19.25pt" style:font-weight-asian="bold" style:font-size-complex="22pt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style:font-name="Ubuntu" fo:font-size="22pt" style:text-underline-style="none" fo:font-weight="bold" officeooo:rsid="001088ac" officeooo:paragraph-rsid="001088ac" style:font-size-asian="19.25pt" style:font-weight-asian="bold" style:font-size-complex="22pt" style:font-weight-complex="bold"/>
    </style:style>
    <style:style style:name="P3" style:family="paragraph" style:parent-style-name="Standard" style:list-style-name="L5">
      <style:paragraph-properties fo:text-align="start" style:justify-single-word="false"/>
      <style:text-properties style:font-name="Ubuntu" fo:font-size="22pt" style:text-underline-style="none" fo:font-weight="bold" officeooo:rsid="001088ac" officeooo:paragraph-rsid="001088ac" style:font-size-asian="19.25pt" style:font-weight-asian="bold" style:font-size-complex="22pt" style:font-weight-complex="bold"/>
    </style:style>
    <style:style style:name="P4" style:family="paragraph" style:parent-style-name="Standard" style:list-style-name="L7">
      <style:paragraph-properties fo:text-align="start" style:justify-single-word="false"/>
      <style:text-properties style:font-name="Ubuntu" fo:font-size="22pt" style:text-underline-style="none" fo:font-weight="bold" officeooo:rsid="001088ac" officeooo:paragraph-rsid="001088ac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44pt" style:text-underline-style="solid" style:text-underline-width="auto" style:text-underline-color="font-color" fo:font-weight="bold" officeooo:rsid="001088ac" officeooo:paragraph-rsid="001088ac" style:font-size-asian="44pt" style:font-weight-asian="bold" style:font-size-complex="44pt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fo:color="#127622" loext:opacity="100%" style:font-name="Ubuntu" fo:font-size="16pt" style:text-underline-style="none" fo:font-weight="normal" officeooo:rsid="001088ac" officeooo:paragraph-rsid="001088ac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27622" loext:opacity="100%" style:font-name="Ubuntu" fo:font-size="22pt" style:text-underline-style="none" fo:font-weight="bold" officeooo:rsid="001088ac" officeooo:paragraph-rsid="001088ac" style:font-size-asian="19.25pt" style:font-weight-asian="bold" style:font-size-complex="22pt" style:font-weight-complex="bold"/>
    </style:style>
    <style:style style:name="P8" style:family="paragraph" style:parent-style-name="Standard" style:list-style-name="L6">
      <style:paragraph-properties fo:text-align="start" style:justify-single-word="false"/>
      <style:text-properties fo:color="#2a6099" loext:opacity="100%" style:font-name="Ubuntu" fo:font-size="16pt" style:text-underline-style="none" fo:font-weight="normal" officeooo:rsid="001088ac" officeooo:paragraph-rsid="001088ac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a6099" loext:opacity="100%" style:font-name="Ubuntu" fo:font-size="16pt" style:text-underline-style="none" fo:font-weight="normal" officeooo:rsid="001088ac" officeooo:paragraph-rsid="001088ac" style:font-size-asian="16pt" style:font-weight-asian="normal" style:font-size-complex="16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color="#ff0000" loext:opacity="100%" style:font-name="Ubuntu" fo:font-size="16pt" style:text-underline-style="none" fo:font-weight="normal" officeooo:rsid="001088ac" officeooo:paragraph-rsid="001088ac" style:font-size-asian="16pt" style:font-weight-asian="normal" style:font-size-complex="16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color="#ec9ba4" loext:opacity="100%" fo:font-size="16pt" style:font-size-asian="16pt" style:font-size-complex="16pt"/>
    </style:style>
    <style:style style:name="T4" style:family="text">
      <style:text-properties fo:color="#650953" loext:opacity="100%" fo:font-size="16pt" style:font-size-asian="16pt" style:font-size-complex="16pt"/>
    </style:style>
    <style:style style:name="T5" style:family="text">
      <style:text-properties fo:color="#127622" loext:opacity="100%" fo:font-size="16pt" style:font-size-asian="16pt" style:font-size-complex="16pt"/>
    </style:style>
    <style:style style:name="T6" style:family="text">
      <style:text-properties fo:color="#127622" loext:opacity="100%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2a6099" loext:opacity="100%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ff00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ray Approaches</text:p>
      <text:p text:style-name="P5"/>
      <text:list text:style-name="L3">
        <text:list-item>
          <text:p text:style-name="P2">Custom Approaches</text:p>
        </text:list-item>
      </text:list>
      <text:list xml:id="list1956051048" text:style-name="L4">
        <text:list-item>
          <text:list>
            <text:list-item>
              <text:p text:style-name="P6">2-pointer approach</text:p>
            </text:list-item>
            <text:list-item>
              <text:p text:style-name="P6">Maintain frequency using another array</text:p>
            </text:list-item>
            <text:list-item>
              <text:p text:style-name="P6">Sliding Window</text:p>
            </text:list-item>
            <text:list-item>
              <text:p text:style-name="P6">Bit manipulation</text:p>
            </text:list-item>
            <text:list-item>
              <text:p text:style-name="P6"/>
            </text:list-item>
          </text:list>
        </text:list-item>
      </text:list>
      <text:p text:style-name="P7"/>
      <text:p text:style-name="P1"/>
      <text:p text:style-name="P1"/>
      <text:p text:style-name="P1"/>
      <text:list text:style-name="L5">
        <text:list-item>
          <text:p text:style-name="P3">Standard Approaches</text:p>
        </text:list-item>
      </text:list>
      <text:list xml:id="list2114649440" text:style-name="L6">
        <text:list-item>
          <text:list>
            <text:list-item>
              <text:p text:style-name="P8">Binary Search</text:p>
            </text:list-item>
            <text:list-item>
              <text:p text:style-name="P8">Sorting</text:p>
            </text:list-item>
            <text:list-item>
              <text:p text:style-name="P8"/>
            </text:list-item>
          </text:list>
        </text:list-item>
      </text:list>
      <text:p text:style-name="P9"/>
      <text:p text:style-name="P9"/>
      <text:p text:style-name="P9"/>
      <text:p text:style-name="P9"/>
      <text:list xml:id="list2904623598" text:style-name="L7">
        <text:list-item>
          <text:p text:style-name="P4">Standard Algorithms</text:p>
          <text:list>
            <text:list-item>
              <text:p text:style-name="P10">Kadane’s Algorithm</text:p>
            </text:list-item>
            <text:list-item>
              <text:p text:style-name="P10">Binomial Theorem</text:p>
            </text:list-item>
            <text:list-item>
              <text:p text:style-name="P10">Moore’s Voting Algorithm</text:p>
            </text:list-item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08:12:34.597016500</meta:creation-date>
    <dc:date>2022-11-04T08:25:35.124236328</dc:date>
    <meta:editing-duration>PT13M2S</meta:editing-duration>
    <meta:editing-cycles>1</meta:editing-cycles>
    <meta:document-statistic meta:table-count="0" meta:image-count="0" meta:object-count="0" meta:page-count="1" meta:paragraph-count="16" meta:word-count="44" meta:character-count="262" meta:non-whitespace-character-count="246"/>
    <meta:generator>LibreOffice/7.4.2.3$Linux_X86_64 LibreOffice_project/40$Build-3</meta:generator>
  </office:meta>
</office:document-meta>
</file>